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1.7708in"/>
    </style:style>
    <style:style style:name="Table2.B" style:family="table-column">
      <style:table-column-properties style:column-width="3.2771in"/>
    </style:style>
    <style:style style:name="Table2.C" style:family="table-column">
      <style:table-column-properties style:column-width="1.6431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none"/>
    </style:style>
    <style:style style:name="Table2.C2" style:family="table-cell">
      <style:table-cell-properties style:vertical-align="middle" fo:padding="0.0382in" fo:border-left="0.05pt solid #000000" fo:border-right="0.05pt solid #000000" fo:border-top="none" fo:border-bottom="none"/>
    </style:style>
    <style:style style:name="Table2.A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center" style:justify-single-word="false"/>
      <style:text-properties fo:font-weight="bold" officeooo:rsid="0005610e" officeooo:paragraph-rsid="002289cf" style:font-weight-asian="bold" style:font-weight-complex="bold"/>
    </style:style>
    <style:style style:name="P2" style:family="paragraph" style:parent-style-name="Standard">
      <style:paragraph-properties fo:margin-top="0in" fo:margin-bottom="0in" style:contextual-spacing="false" fo:text-align="center" style:justify-single-word="false"/>
      <style:text-properties fo:font-weight="bold" officeooo:rsid="0005610e" officeooo:paragraph-rsid="007a3793" style:font-weight-asian="bold" style:font-weight-complex="bold"/>
    </style:style>
    <style:style style:name="P3" style:family="paragraph" style:parent-style-name="Standard">
      <style:paragraph-properties fo:margin-top="0in" fo:margin-bottom="0in" style:contextual-spacing="false"/>
      <style:text-properties fo:font-weight="bold" officeooo:rsid="0005610e" officeooo:paragraph-rsid="0044abef" style:font-weight-asian="bold" style:font-weight-complex="bold"/>
    </style:style>
    <style:style style:name="P4" style:family="paragraph" style:parent-style-name="Standard">
      <style:paragraph-properties fo:margin-top="0in" fo:margin-bottom="0in" style:contextual-spacing="false"/>
      <style:text-properties fo:font-weight="bold" officeooo:rsid="003907f5" officeooo:paragraph-rsid="003907f5" style:font-weight-asian="bold" style:font-weight-complex="bold"/>
    </style:style>
    <style:style style:name="P5" style:family="paragraph" style:parent-style-name="Standard">
      <style:paragraph-properties fo:margin-top="0in" fo:margin-bottom="0in" style:contextual-spacing="false"/>
      <style:text-properties fo:font-weight="bold" officeooo:rsid="0033af3e" officeooo:paragraph-rsid="0033af3e" style:font-weight-asian="bold" style:font-weight-complex="bold"/>
    </style:style>
    <style:style style:name="P6" style:family="paragraph" style:parent-style-name="Standard">
      <style:paragraph-properties fo:margin-top="0in" fo:margin-bottom="0in" style:contextual-spacing="false"/>
      <style:text-properties fo:font-weight="bold" officeooo:rsid="0033af3e" officeooo:paragraph-rsid="0057472c" style:font-weight-asian="bold" style:font-weight-complex="bold"/>
    </style:style>
    <style:style style:name="P7" style:family="paragraph" style:parent-style-name="Standard">
      <style:paragraph-properties fo:margin-top="0in" fo:margin-bottom="0in" style:contextual-spacing="false"/>
      <style:text-properties fo:font-weight="bold" officeooo:rsid="0033af3e" officeooo:paragraph-rsid="007a3793" style:font-weight-asian="bold" style:font-weight-complex="bold"/>
    </style:style>
    <style:style style:name="P8" style:family="paragraph" style:parent-style-name="Standard">
      <style:paragraph-properties fo:margin-top="0in" fo:margin-bottom="0in" style:contextual-spacing="false"/>
      <style:text-properties fo:font-weight="bold" officeooo:rsid="003b5250" officeooo:paragraph-rsid="003cc8e0" style:font-weight-asian="bold" style:font-weight-complex="bold"/>
    </style:style>
    <style:style style:name="P9" style:family="paragraph" style:parent-style-name="Standard">
      <style:paragraph-properties fo:margin-top="0in" fo:margin-bottom="0in" style:contextual-spacing="false"/>
      <style:text-properties fo:font-weight="bold" officeooo:rsid="003e02b1" officeooo:paragraph-rsid="003e02b1" style:font-weight-asian="bold" style:font-weight-complex="bold"/>
    </style:style>
    <style:style style:name="P10" style:family="paragraph" style:parent-style-name="Standard">
      <style:paragraph-properties fo:margin-top="0in" fo:margin-bottom="0in" style:contextual-spacing="false"/>
      <style:text-properties fo:font-weight="bold" officeooo:rsid="007a3793" officeooo:paragraph-rsid="007a3793" style:font-weight-asian="bold" style:font-weight-complex="bold"/>
    </style:style>
    <style:style style:name="P11" style:family="paragraph" style:parent-style-name="Standard">
      <style:paragraph-properties fo:margin-top="0in" fo:margin-bottom="0in" style:contextual-spacing="false" fo:text-align="center" style:justify-single-word="false"/>
      <style:text-properties fo:font-weight="bold" officeooo:rsid="0038803e" officeooo:paragraph-rsid="007a3793" style:font-weight-asian="bold" style:font-weight-complex="bold"/>
    </style:style>
    <style:style style:name="P12" style:family="paragraph" style:parent-style-name="Standard">
      <style:paragraph-properties fo:margin-top="0in" fo:margin-bottom="0in" style:contextual-spacing="false" fo:text-align="center" style:justify-single-word="false"/>
      <style:text-properties fo:font-weight="bold" officeooo:rsid="006662e2" officeooo:paragraph-rsid="007a3793" style:font-weight-asian="bold" style:font-weight-complex="bold"/>
    </style:style>
    <style:style style:name="P13" style:family="paragraph" style:parent-style-name="Standard">
      <style:paragraph-properties fo:margin-top="0in" fo:margin-bottom="0in" style:contextual-spacing="false"/>
      <style:text-properties fo:font-weight="bold" officeooo:rsid="00374584" officeooo:paragraph-rsid="003b5250" style:font-weight-asian="bold" style:font-weight-complex="bold"/>
    </style:style>
    <style:style style:name="P14" style:family="paragraph" style:parent-style-name="Standard">
      <style:paragraph-properties fo:margin-top="0in" fo:margin-bottom="0in" style:contextual-spacing="false"/>
      <style:text-properties fo:font-weight="bold" officeooo:rsid="00069509" officeooo:paragraph-rsid="002289cf" style:font-weight-asian="bold" style:font-weight-complex="bold"/>
    </style:style>
    <style:style style:name="P15" style:family="paragraph" style:parent-style-name="Standard">
      <style:paragraph-properties fo:margin-top="0in" fo:margin-bottom="0in" style:contextual-spacing="false"/>
      <style:text-properties officeooo:rsid="0025d495" officeooo:paragraph-rsid="0025d495"/>
    </style:style>
    <style:style style:name="P16" style:family="paragraph" style:parent-style-name="Standard">
      <style:paragraph-properties fo:margin-top="0in" fo:margin-bottom="0in" style:contextual-spacing="false"/>
      <style:text-properties officeooo:rsid="003907f5" officeooo:paragraph-rsid="003907f5"/>
    </style:style>
    <style:style style:name="P17" style:family="paragraph" style:parent-style-name="Standard">
      <style:paragraph-properties fo:margin-top="0in" fo:margin-bottom="0in" style:contextual-spacing="false"/>
      <style:text-properties officeooo:rsid="0028ab2e" officeooo:paragraph-rsid="003907f5"/>
    </style:style>
    <style:style style:name="P18" style:family="paragraph" style:parent-style-name="Standard">
      <style:paragraph-properties fo:margin-top="0in" fo:margin-bottom="0in" style:contextual-spacing="false"/>
      <style:text-properties officeooo:rsid="00087104" officeooo:paragraph-rsid="002289cf"/>
    </style:style>
    <style:style style:name="P19" style:family="paragraph" style:parent-style-name="Standard">
      <style:paragraph-properties fo:margin-top="0in" fo:margin-bottom="0in" style:contextual-spacing="false"/>
      <style:text-properties officeooo:rsid="00521e78" officeooo:paragraph-rsid="0082abe8"/>
    </style:style>
    <style:style style:name="P20" style:family="paragraph" style:parent-style-name="Standard">
      <style:paragraph-properties fo:margin-top="0in" fo:margin-bottom="0in" style:contextual-spacing="false" fo:text-align="center" style:justify-single-word="false"/>
      <style:text-properties officeooo:rsid="0005610e" officeooo:paragraph-rsid="007a3793"/>
    </style:style>
    <style:style style:name="P21" style:family="paragraph" style:parent-style-name="Standard">
      <style:paragraph-properties fo:margin-top="0in" fo:margin-bottom="0in" style:contextual-spacing="false" fo:text-align="center" style:justify-single-word="false"/>
      <style:text-properties officeooo:rsid="0063ab26" officeooo:paragraph-rsid="007a3793"/>
    </style:style>
    <style:style style:name="P22" style:family="paragraph" style:parent-style-name="Standard">
      <style:paragraph-properties fo:margin-top="0in" fo:margin-bottom="0in" style:contextual-spacing="false"/>
      <style:text-properties officeooo:rsid="002e6bf1" officeooo:paragraph-rsid="003cc8e0"/>
    </style:style>
    <style:style style:name="P23" style:family="paragraph" style:parent-style-name="Standard">
      <style:paragraph-properties fo:margin-top="0in" fo:margin-bottom="0in" style:contextual-spacing="false"/>
      <style:text-properties officeooo:paragraph-rsid="0082abe8"/>
    </style:style>
    <style:style style:name="P24" style:family="paragraph" style:parent-style-name="Standard">
      <style:paragraph-properties fo:margin-top="0in" fo:margin-bottom="0in" style:contextual-spacing="false" fo:text-align="center" style:justify-single-word="false"/>
      <style:text-properties officeooo:rsid="0041cbda" officeooo:paragraph-rsid="007a3793"/>
    </style:style>
    <style:style style:name="P25" style:family="paragraph" style:parent-style-name="Standard">
      <style:paragraph-properties fo:margin-top="0in" fo:margin-bottom="0in" style:contextual-spacing="false" fo:text-align="center" style:justify-single-word="false"/>
      <style:text-properties officeooo:rsid="0068f8c4" officeooo:paragraph-rsid="007a3793"/>
    </style:style>
    <style:style style:name="P26" style:family="paragraph" style:parent-style-name="Standard">
      <style:paragraph-properties fo:margin-top="0in" fo:margin-bottom="0in" style:contextual-spacing="false"/>
      <style:text-properties officeooo:rsid="00806fb1" officeooo:paragraph-rsid="00521e78"/>
    </style:style>
    <style:style style:name="P27" style:family="paragraph" style:parent-style-name="Table_20_Contents">
      <style:paragraph-properties fo:margin-top="0in" fo:margin-bottom="0in" style:contextual-spacing="false" fo:text-align="center" style:justify-single-word="false"/>
      <style:text-properties officeooo:rsid="0041cbda" officeooo:paragraph-rsid="007a3793"/>
    </style:style>
    <style:style style:name="P28" style:family="paragraph" style:parent-style-name="Table_20_Contents">
      <style:paragraph-properties fo:margin-top="0in" fo:margin-bottom="0in" style:contextual-spacing="false" fo:text-align="center" style:justify-single-word="false"/>
      <style:text-properties officeooo:paragraph-rsid="007a3793"/>
    </style:style>
    <style:style style:name="P29" style:family="paragraph" style:parent-style-name="Table_20_Contents">
      <style:paragraph-properties fo:margin-top="0in" fo:margin-bottom="0in" style:contextual-spacing="false" fo:text-align="center" style:justify-single-word="false"/>
      <style:text-properties fo:font-weight="bold" officeooo:rsid="003e6c9b" officeooo:paragraph-rsid="007a3793" style:font-weight-asian="bold" style:font-weight-complex="bold"/>
    </style:style>
    <style:style style:name="P30" style:family="paragraph" style:parent-style-name="Table_20_Contents">
      <style:paragraph-properties fo:margin-top="0in" fo:margin-bottom="0in" style:contextual-spacing="false" fo:text-align="center" style:justify-single-word="false"/>
      <style:text-properties officeooo:rsid="0072bc6d" officeooo:paragraph-rsid="007a3793"/>
    </style:style>
    <style:style style:name="P31" style:family="paragraph" style:parent-style-name="Standard" style:list-style-name="L1">
      <style:paragraph-properties fo:margin-top="0in" fo:margin-bottom="0in" style:contextual-spacing="false"/>
      <style:text-properties officeooo:paragraph-rsid="0025d495"/>
    </style:style>
    <style:style style:name="P32" style:family="paragraph" style:parent-style-name="Standard" style:list-style-name="L1">
      <style:paragraph-properties fo:margin-top="0in" fo:margin-bottom="0in" style:contextual-spacing="false"/>
      <style:text-properties officeooo:rsid="0005610e" officeooo:paragraph-rsid="0025d495"/>
    </style:style>
    <style:style style:name="P33" style:family="paragraph" style:parent-style-name="Standard" style:list-style-name="L1">
      <style:paragraph-properties fo:margin-top="0in" fo:margin-bottom="0in" style:contextual-spacing="false"/>
      <style:text-properties officeooo:rsid="0005610e" officeooo:paragraph-rsid="003b5250"/>
    </style:style>
    <style:style style:name="P34" style:family="paragraph" style:parent-style-name="Standard" style:list-style-name="L1">
      <style:paragraph-properties fo:margin-top="0in" fo:margin-bottom="0in" style:contextual-spacing="false"/>
      <style:text-properties officeooo:rsid="0005610e" officeooo:paragraph-rsid="004bbd8c"/>
    </style:style>
    <style:style style:name="P35" style:family="paragraph" style:parent-style-name="Standard" style:list-style-name="L3">
      <style:paragraph-properties fo:margin-top="0in" fo:margin-bottom="0in" style:contextual-spacing="false"/>
      <style:text-properties officeooo:rsid="0005610e" officeooo:paragraph-rsid="0038803e"/>
    </style:style>
    <style:style style:name="P36" style:family="paragraph" style:parent-style-name="Standard" style:list-style-name="L3">
      <style:paragraph-properties fo:margin-top="0in" fo:margin-bottom="0in" style:contextual-spacing="false"/>
      <style:text-properties officeooo:rsid="0005610e" officeooo:paragraph-rsid="008d90f0"/>
    </style:style>
    <style:style style:name="P37" style:family="paragraph" style:parent-style-name="Standard" style:list-style-name="L5">
      <style:paragraph-properties fo:margin-top="0in" fo:margin-bottom="0in" style:contextual-spacing="false"/>
      <style:text-properties officeooo:rsid="0005610e" officeooo:paragraph-rsid="0057472c"/>
    </style:style>
    <style:style style:name="P38" style:family="paragraph" style:parent-style-name="Standard" style:list-style-name="L6">
      <style:paragraph-properties fo:margin-top="0in" fo:margin-bottom="0in" style:contextual-spacing="false"/>
      <style:text-properties officeooo:rsid="0005610e" officeooo:paragraph-rsid="0060fa36"/>
    </style:style>
    <style:style style:name="P39" style:family="paragraph" style:parent-style-name="Standard" style:list-style-name="L2">
      <style:paragraph-properties fo:margin-top="0in" fo:margin-bottom="0in" style:contextual-spacing="false"/>
      <style:text-properties officeooo:rsid="003907f5" officeooo:paragraph-rsid="004db346"/>
    </style:style>
    <style:style style:name="P40" style:family="paragraph" style:parent-style-name="Standard" style:list-style-name="L2">
      <style:paragraph-properties fo:margin-top="0in" fo:margin-bottom="0in" style:contextual-spacing="false"/>
      <style:text-properties officeooo:rsid="004db346" officeooo:paragraph-rsid="004db346"/>
    </style:style>
    <style:style style:name="P41" style:family="paragraph" style:parent-style-name="Standard" style:list-style-name="L2">
      <style:paragraph-properties fo:margin-top="0in" fo:margin-bottom="0in" style:contextual-spacing="false"/>
      <style:text-properties officeooo:rsid="0057472c" officeooo:paragraph-rsid="0057472c"/>
    </style:style>
    <style:style style:name="P42" style:family="paragraph" style:parent-style-name="Standard" style:list-style-name="L3">
      <style:paragraph-properties fo:margin-top="0in" fo:margin-bottom="0in" style:contextual-spacing="false"/>
      <style:text-properties officeooo:rsid="0057472c" officeooo:paragraph-rsid="0057472c"/>
    </style:style>
    <style:style style:name="P43" style:family="paragraph" style:parent-style-name="Standard" style:list-style-name="L5">
      <style:paragraph-properties fo:margin-top="0in" fo:margin-bottom="0in" style:contextual-spacing="false"/>
      <style:text-properties officeooo:rsid="0057472c" officeooo:paragraph-rsid="0057472c"/>
    </style:style>
    <style:style style:name="P44" style:family="paragraph" style:parent-style-name="Standard" style:list-style-name="L2">
      <style:paragraph-properties fo:margin-top="0in" fo:margin-bottom="0in" style:contextual-spacing="false"/>
      <style:text-properties officeooo:paragraph-rsid="0057472c"/>
    </style:style>
    <style:style style:name="P45" style:family="paragraph" style:parent-style-name="Standard" style:list-style-name="L3">
      <style:paragraph-properties fo:margin-top="0in" fo:margin-bottom="0in" style:contextual-spacing="false"/>
      <style:text-properties officeooo:rsid="008d90f0" officeooo:paragraph-rsid="008d90f0"/>
    </style:style>
    <style:style style:name="P46" style:family="paragraph" style:parent-style-name="Standard" style:list-style-name="L3">
      <style:paragraph-properties fo:margin-top="0in" fo:margin-bottom="0in" style:contextual-spacing="false"/>
      <style:text-properties officeooo:rsid="0038803e" officeooo:paragraph-rsid="0038803e"/>
    </style:style>
    <style:style style:name="P47" style:family="paragraph" style:parent-style-name="Standard" style:list-style-name="L3">
      <style:paragraph-properties fo:margin-top="0in" fo:margin-bottom="0in" style:contextual-spacing="false"/>
      <style:text-properties officeooo:rsid="0038803e" officeooo:paragraph-rsid="0057472c"/>
    </style:style>
    <style:style style:name="P48" style:family="paragraph" style:parent-style-name="Standard" style:list-style-name="L4">
      <style:paragraph-properties fo:margin-top="0in" fo:margin-bottom="0in" style:contextual-spacing="false"/>
      <style:text-properties officeooo:rsid="00452aa9" officeooo:paragraph-rsid="00452aa9"/>
    </style:style>
    <style:style style:name="P49" style:family="paragraph" style:parent-style-name="Standard" style:list-style-name="L4">
      <style:paragraph-properties fo:margin-top="0in" fo:margin-bottom="0in" style:contextual-spacing="false"/>
      <style:text-properties officeooo:rsid="0046a32e" officeooo:paragraph-rsid="0046a32e"/>
    </style:style>
    <style:style style:name="P50" style:family="paragraph" style:parent-style-name="Standard" style:list-style-name="L5">
      <style:paragraph-properties fo:margin-top="0in" fo:margin-bottom="0in" style:contextual-spacing="false"/>
      <style:text-properties officeooo:paragraph-rsid="0057472c"/>
    </style:style>
    <style:style style:name="P51" style:family="paragraph" style:parent-style-name="Standard" style:list-style-name="L6">
      <style:paragraph-properties fo:margin-top="0in" fo:margin-bottom="0in" style:contextual-spacing="false"/>
      <style:text-properties officeooo:paragraph-rsid="0092b913"/>
    </style:style>
    <style:style style:name="P52" style:family="paragraph" style:parent-style-name="Standard" style:list-style-name="L6">
      <style:paragraph-properties fo:margin-top="0in" fo:margin-bottom="0in" style:contextual-spacing="false"/>
      <style:text-properties officeooo:paragraph-rsid="0093af7b"/>
    </style:style>
    <style:style style:name="P53" style:family="paragraph" style:parent-style-name="Standard" style:list-style-name="L6">
      <style:paragraph-properties fo:margin-top="0in" fo:margin-bottom="0in" style:contextual-spacing="false"/>
      <style:text-properties officeooo:rsid="0092b913" officeooo:paragraph-rsid="0092b913"/>
    </style:style>
    <style:style style:name="P54" style:family="paragraph" style:parent-style-name="Standard" style:list-style-name="L6">
      <style:paragraph-properties fo:margin-top="0in" fo:margin-bottom="0in" style:contextual-spacing="false"/>
      <style:text-properties officeooo:rsid="0092d189" officeooo:paragraph-rsid="0092d189"/>
    </style:style>
    <style:style style:name="P55" style:family="paragraph" style:parent-style-name="Standard" style:list-style-name="L6">
      <style:paragraph-properties fo:margin-top="0in" fo:margin-bottom="0in" style:contextual-spacing="false"/>
      <style:text-properties officeooo:rsid="0092d189" officeooo:paragraph-rsid="0093af7b"/>
    </style:style>
    <style:style style:name="P56" style:family="paragraph" style:parent-style-name="Standard" style:list-style-name="L6">
      <style:paragraph-properties fo:margin-top="0in" fo:margin-bottom="0in" style:contextual-spacing="false"/>
      <style:text-properties officeooo:rsid="0060fa36" officeooo:paragraph-rsid="0060fa36"/>
    </style:style>
    <style:style style:name="P57" style:family="paragraph" style:parent-style-name="Standard" style:list-style-name="L1">
      <style:paragraph-properties fo:margin-top="0in" fo:margin-bottom="0in" style:contextual-spacing="false"/>
      <style:text-properties officeooo:rsid="004bff18" officeooo:paragraph-rsid="004bff18"/>
    </style:style>
    <style:style style:name="P58" style:family="paragraph" style:parent-style-name="Standard" style:list-style-name="L7">
      <style:paragraph-properties fo:margin-top="0in" fo:margin-bottom="0in" style:contextual-spacing="false"/>
      <style:text-properties officeooo:rsid="0082abe8" officeooo:paragraph-rsid="0082abe8"/>
    </style:style>
    <style:style style:name="P59" style:family="paragraph" style:parent-style-name="Standard" style:list-style-name="L8">
      <style:paragraph-properties fo:margin-top="0in" fo:margin-bottom="0in" style:contextual-spacing="false"/>
      <style:text-properties officeooo:rsid="0057567b" officeooo:paragraph-rsid="0057567b"/>
    </style:style>
    <style:style style:name="P60" style:family="paragraph" style:parent-style-name="Standard" style:list-style-name="L8">
      <style:paragraph-properties fo:margin-top="0in" fo:margin-bottom="0in" style:contextual-spacing="false"/>
      <style:text-properties officeooo:paragraph-rsid="002289cf"/>
    </style:style>
    <style:style style:name="P61" style:family="paragraph" style:parent-style-name="Standard" style:list-style-name="L9">
      <style:paragraph-properties fo:margin-top="0in" fo:margin-bottom="0in" style:contextual-spacing="false"/>
      <style:text-properties officeooo:paragraph-rsid="003e02b1"/>
    </style:style>
    <style:style style:name="P62" style:family="paragraph" style:parent-style-name="Text_20_body" style:list-style-name="L6">
      <style:paragraph-properties fo:margin-top="0in" fo:margin-bottom="0in" style:contextual-spacing="false"/>
      <style:text-properties officeooo:paragraph-rsid="0045f551"/>
    </style:style>
    <style:style style:name="T1" style:family="text">
      <style:text-properties officeooo:rsid="00087104"/>
    </style:style>
    <style:style style:name="T2" style:family="text">
      <style:text-properties officeooo:rsid="0005610e"/>
    </style:style>
    <style:style style:name="T3" style:family="text">
      <style:text-properties officeooo:rsid="00069509"/>
    </style:style>
    <style:style style:name="T4" style:family="text">
      <style:text-properties officeooo:rsid="0025d495"/>
    </style:style>
    <style:style style:name="T5" style:family="text">
      <style:text-properties officeooo:rsid="0028ab2e"/>
    </style:style>
    <style:style style:name="T6" style:family="text">
      <style:text-properties officeooo:rsid="002a71f4"/>
    </style:style>
    <style:style style:name="T7" style:family="text">
      <style:text-properties officeooo:rsid="002cd1d8"/>
    </style:style>
    <style:style style:name="T8" style:family="text">
      <style:text-properties fo:font-weight="bold" style:font-weight-asian="bold" style:font-weight-complex="bold"/>
    </style:style>
    <style:style style:name="T9" style:family="text">
      <style:text-properties fo:font-weight="bold" officeooo:rsid="0033af3e"/>
    </style:style>
    <style:style style:name="T10" style:family="text">
      <style:text-properties fo:font-weight="bold" officeooo:rsid="007a3793"/>
    </style:style>
    <style:style style:name="T11" style:family="text">
      <style:text-properties officeooo:rsid="0031e4f0"/>
    </style:style>
    <style:style style:name="T12" style:family="text">
      <style:text-properties officeooo:rsid="0033af3e"/>
    </style:style>
    <style:style style:name="T13" style:family="text">
      <style:text-properties officeooo:rsid="0038803e"/>
    </style:style>
    <style:style style:name="T14" style:family="text">
      <style:text-properties officeooo:rsid="003e02b1"/>
    </style:style>
    <style:style style:name="T15" style:family="text">
      <style:text-properties style:text-position="super 58%" officeooo:rsid="003e02b1"/>
    </style:style>
    <style:style style:name="T16" style:family="text">
      <style:text-properties officeooo:rsid="003e6c9b"/>
    </style:style>
    <style:style style:name="T17" style:family="text">
      <style:text-properties officeooo:rsid="003fddce"/>
    </style:style>
    <style:style style:name="T18" style:family="text">
      <style:text-properties officeooo:rsid="0041cbda"/>
    </style:style>
    <style:style style:name="T19" style:family="text">
      <style:text-properties officeooo:rsid="00430828"/>
    </style:style>
    <style:style style:name="T20" style:family="text">
      <style:text-properties officeooo:rsid="00452aa9"/>
    </style:style>
    <style:style style:name="T21" style:family="text">
      <style:text-properties officeooo:rsid="004896eb"/>
    </style:style>
    <style:style style:name="T22" style:family="text">
      <style:text-properties officeooo:rsid="004a299e"/>
    </style:style>
    <style:style style:name="T23" style:family="text">
      <style:text-properties officeooo:rsid="004bbd8c"/>
    </style:style>
    <style:style style:name="T24" style:family="text">
      <style:text-properties officeooo:rsid="004bff18"/>
    </style:style>
    <style:style style:name="T25" style:family="text">
      <style:text-properties officeooo:rsid="004d6888"/>
    </style:style>
    <style:style style:name="T26" style:family="text">
      <style:text-properties fo:font-weight="normal" officeooo:rsid="0025d495" style:font-weight-asian="normal" style:font-weight-complex="normal"/>
    </style:style>
    <style:style style:name="T27" style:family="text">
      <style:text-properties officeooo:rsid="004fa86a"/>
    </style:style>
    <style:style style:name="T28" style:family="text">
      <style:text-properties officeooo:rsid="0052f82e"/>
    </style:style>
    <style:style style:name="T29" style:family="text">
      <style:text-properties officeooo:rsid="0055f028"/>
    </style:style>
    <style:style style:name="T30" style:family="text">
      <style:text-properties officeooo:rsid="00567e5e"/>
    </style:style>
    <style:style style:name="T31" style:family="text">
      <style:text-properties officeooo:rsid="006662e2"/>
    </style:style>
    <style:style style:name="T32" style:family="text">
      <style:text-properties officeooo:rsid="0068af1a"/>
    </style:style>
    <style:style style:name="T33" style:family="text">
      <style:text-properties officeooo:rsid="0068f8c4"/>
    </style:style>
    <style:style style:name="T34" style:family="text">
      <style:text-properties officeooo:rsid="006a9b69"/>
    </style:style>
    <style:style style:name="T35" style:family="text">
      <style:text-properties officeooo:rsid="0072bc6d"/>
    </style:style>
    <style:style style:name="T36" style:family="text">
      <style:text-properties officeooo:rsid="00741efa"/>
    </style:style>
    <style:style style:name="T37" style:family="text">
      <style:text-properties officeooo:rsid="0074e56d"/>
    </style:style>
    <style:style style:name="T38" style:family="text">
      <style:text-properties officeooo:rsid="0078abda"/>
    </style:style>
    <style:style style:name="T39" style:family="text">
      <style:text-properties officeooo:rsid="007a3793"/>
    </style:style>
    <style:style style:name="T40" style:family="text">
      <style:text-properties officeooo:rsid="007d26a8"/>
    </style:style>
    <style:style style:name="T41" style:family="text">
      <style:text-properties officeooo:rsid="007d5183"/>
    </style:style>
    <style:style style:name="T42" style:family="text">
      <style:text-properties officeooo:rsid="007eaf72"/>
    </style:style>
    <style:style style:name="T43" style:family="text">
      <style:text-properties officeooo:rsid="00806fb1"/>
    </style:style>
    <style:style style:name="T44" style:family="text">
      <style:text-properties officeooo:rsid="008127a3"/>
    </style:style>
    <style:style style:name="T45" style:family="text">
      <style:text-properties officeooo:rsid="00834b11"/>
    </style:style>
    <style:style style:name="T46" style:family="text">
      <style:text-properties officeooo:rsid="008d90f0"/>
    </style:style>
    <style:style style:name="T47" style:family="text">
      <style:text-properties officeooo:rsid="008e73f8"/>
    </style:style>
    <style:style style:name="T48" style:family="text">
      <style:text-properties officeooo:rsid="0090888d"/>
    </style:style>
    <style:style style:name="T49" style:family="text">
      <style:text-properties officeooo:rsid="0092b913"/>
    </style:style>
    <style:style style:name="T50" style:family="text">
      <style:text-properties officeooo:rsid="0092d189"/>
    </style:style>
    <style:style style:name="T51" style:family="text">
      <style:text-properties officeooo:rsid="0093af7b"/>
    </style:style>
    <style:style style:name="T52" style:family="text">
      <style:text-properties officeooo:rsid="0097b8d3"/>
    </style:style>
    <style:style style:name="T53" style:family="text">
      <style:text-properties officeooo:rsid="00996e26"/>
    </style:style>
    <style:style style:name="T54" style:family="text">
      <style:text-properties officeooo:rsid="009a0f09"/>
    </style:style>
    <style:style style:name="T55" style:family="text">
      <style:text-properties officeooo:rsid="009a36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ed Lists</text:p>
      <text:p text:style-name="P15"/>
      <text:list xml:id="list248244326600749218" text:style-name="L1">
        <text:list-item>
          <text:p text:style-name="P31"><text:span text:style-name="T25">A</text:span><text:span text:style-name="T4"> </text:span><text:span text:style-name="T26">linked list</text:span><text:span text:style-name="T4"> is a data structure consisting of a group of nodes which </text:span><text:span text:style-name="T37">link to one another in a chain-like fashion </text:span><text:span text:style-name="T37">to </text:span><text:span text:style-name="T4">represent a sequence </text:span><text:span text:style-name="T28">of data items</text:span><text:span text:style-name="T4">.</text:span></text:p>
        </text:list-item>
        <text:list-item>
          <text:p text:style-name="P32"><text:span text:style-name="T4">Linked list</text:span><text:span text:style-name="T28">s</text:span><text:span text:style-name="T4">, unlike arrays are typically not directly supported by programming language </text:span><text:span text:style-name="T5">constructs </text:span><text:span text:style-name="T28">but have to be constructed programmatically.</text:span></text:p>
        </text:list-item>
      </text:list>
      <text:p text:style-name="P16"/>
      <text:p text:style-name="P4">Singly linked list</text:p>
      <text:list xml:id="list4233533770823772106" text:style-name="L2">
        <text:list-item>
          <text:p text:style-name="P39">Nodes contain <text:span text:style-name="T30">links</text:span> only to the next node. Traversal is possible only in one direction</text:p>
        </text:list-item>
        <text:list-item>
          <text:p text:style-name="P40">A singly linked list is also a recursive data structure as it can be seen as containing a <text:span text:style-name="T30">link</text:span> to a smaller version of itself. As a result many operations like</text:p>
          <text:list>
            <text:list-item>
              <text:p text:style-name="P40">Merging two lists</text:p>
            </text:list-item>
            <text:list-item>
              <text:p text:style-name="P40"><text:a xlink:type="simple" xlink:href="../Eclipse%20C++%20Workspace/ReverseListRecursive/ReveresListRecursive.cpp">Enumerating in reverse order</text:a></text:p>
            </text:list-item>
          </text:list>
          <text:p text:style-name="P40">have very simple recursive algorithms.</text:p>
        </text:list-item>
        <text:list-item>
          <text:p text:style-name="P41">Implementations<text:span text:style-name="T38">(Trivial ones. No need to go through them)</text:span></text:p>
          <text:list>
            <text:list-item>
              <text:p text:style-name="P44"><text:a xlink:type="simple" xlink:href="../Eclipse%20C++%20Workspace/3.33%20-%20Largest%20last/largestLast.cpp"><text:span text:style-name="T2">Move largest item of a linked list to its last node</text:span></text:a></text:p>
            </text:list-item>
            <text:list-item>
              <text:p text:style-name="P44"><text:a xlink:type="simple" xlink:href="../../../.local/share/Trash/files/Programming,%20Data%20Structures%20and%20Algorithms/Algorithms%20in%20C++,%20Parts%201-4~%20Fundamentals,%20Data%20Structure,%20Sorting,%20Searching%20-%203rd%20Edition%20-%20Sedgewick/Exercises/3.34/smallestFirst.cpp"><text:span text:style-name="T2">Move smallest item of a linked list to its first node</text:span></text:a></text:p>
            </text:list-item>
            <text:list-item>
              <text:p text:style-name="P44"><text:a xlink:type="simple" xlink:href="../../../.local/share/Trash/files/Programming,%20Data%20Structures%20and%20Algorithms/Algorithms%20in%20C++,%20Parts%201-4~%20Fundamentals,%20Data%20Structure,%20Sorting,%20Searching%20-%203rd%20Edition%20-%20Sedgewick/Exercises/3.35/rearrange.cpp"><text:span text:style-name="T2">Put nodes in an even position of a linked list after the nodes in the odd position</text:span></text:a></text:p>
            </text:list-item>
            <text:list-item>
              <text:p text:style-name="P44"><text:a xlink:type="simple" xlink:href="../../../.local/share/Trash/files/Programming,%20Data%20Structures%20and%20Algorithms/Algorithms%20in%20C++,%20Parts%201-4~%20Fundamentals,%20Data%20Structure,%20Sorting,%20Searching%20-%203rd%20Edition%20-%20Sedgewick/Exercises/3.36/swap.cpp"><text:span text:style-name="T2">Exchange positions of two given nodes of a linked list</text:span></text:a></text:p>
            </text:list-item>
            <text:list-item>
              <text:p text:style-name="P44"><text:a xlink:type="simple" xlink:href="../../../.local/share/Trash/files/Programming,%20Data%20Structures%20and%20Algorithms/Algorithms%20in%20C++,%20Parts%201-4~%20Fundamentals,%20Data%20Structure,%20Sorting,%20Searching%20-%203rd%20Edition%20-%20Sedgewick/Exercises/3.37/copyList.cpp"><text:span text:style-name="T2">Make a copy of a linked list</text:span></text:a></text:p>
            </text:list-item>
            <text:list-item>
              <text:p text:style-name="P44"><text:a xlink:type="simple" xlink:href="../../../.local/share/Trash/files/Programming,%20Data%20Structures%20and%20Algorithms/Algorithms%20in%20C++,%20Parts%201-4~%20Fundamentals,%20Data%20Structure,%20Sorting,%20Searching%20-%203rd%20Edition%20-%20Sedgewick/Exercises/3.38/conditionalDelete.cpp"><text:span text:style-name="T2">Remove nodes in a linked list for which a given function returns a non-zero value</text:span></text:a></text:p>
            </text:list-item>
            <text:list-item>
              <text:p text:style-name="P44"><text:a xlink:type="simple" xlink:href="../../../.local/share/Trash/files/Programming,%20Data%20Structures%20and%20Algorithms/Algorithms%20in%20C++,%20Parts%201-4~%20Fundamentals,%20Data%20Structure,%20Sorting,%20Searching%20-%203rd%20Edition%20-%20Sedgewick/Exercises/3.39/conditionalDeleteCreate.cpp"><text:span text:style-name="T3">Create a new list with </text:span></text:a><text:a xlink:type="simple" xlink:href="../../../.local/share/Trash/files/Programming,%20Data%20Structures%20and%20Algorithms/Algorithms%20in%20C++,%20Parts%201-4~%20Fundamentals,%20Data%20Structure,%20Sorting,%20Searching%20-%203rd%20Edition%20-%20Sedgewick/Exercises/3.39/conditionalDeleteCreate.cpp"><text:span text:style-name="T2">nodes in a </text:span></text:a><text:a xlink:type="simple" xlink:href="../../../.local/share/Trash/files/Programming,%20Data%20Structures%20and%20Algorithms/Algorithms%20in%20C++,%20Parts%201-4~%20Fundamentals,%20Data%20Structure,%20Sorting,%20Searching%20-%203rd%20Edition%20-%20Sedgewick/Exercises/3.39/conditionalDeleteCreate.cpp"><text:span text:style-name="T3">given </text:span></text:a><text:a xlink:type="simple" xlink:href="../../../.local/share/Trash/files/Programming,%20Data%20Structures%20and%20Algorithms/Algorithms%20in%20C++,%20Parts%201-4~%20Fundamentals,%20Data%20Structure,%20Sorting,%20Searching%20-%203rd%20Edition%20-%20Sedgewick/Exercises/3.39/conditionalDeleteCreate.cpp"><text:span text:style-name="T2">linked list for which a given function returns a non-zero value</text:span></text:a></text:p>
            </text:list-item>
            <text:list-item>
              <text:p text:style-name="P44"><text:a xlink:type="simple" xlink:href="../../../.local/share/Trash/files/Programming,%20Data%20Structures%20and%20Algorithms/Algorithms%20in%20C++,%20Parts%201-4~%20Fundamentals,%20Data%20Structure,%20Sorting,%20Searching%20-%203rd%20Edition%20-%20Sedgewick/Exercises/3.41/insertionSort.cpp"><text:span text:style-name="T3">Insertion sort on a linked list without a header node</text:span></text:a></text:p>
            </text:list-item>
          </text:list>
        </text:list-item>
      </text:list>
      <text:p text:style-name="P17"/>
      <text:p text:style-name="P5">Doubly linked list</text:p>
      <text:list xml:id="list6008355548235931977" text:style-name="L3">
        <text:list-item>
          <text:p text:style-name="P35"><text:span text:style-name="T13">Doubly linked list is a list </text:span><text:span text:style-name="T55">with</text:span><text:span text:style-name="T13"> each node containing pointers to the next and the previous nodes. </text:span><text:span text:style-name="T27">As a result doubly linked lists need more space per node than the singly linked counterparts and their elementary operations are more costly requiring changing of more links.</text:span></text:p>
        </text:list-item>
        <text:list-item>
          <text:p text:style-name="P36"><text:span text:style-name="T27">Though this is so</text:span><text:span text:style-name="T13"> the operations are simpler and potentially more efficient because there is no need to traverse the list to find the previous node, so that its link can be modified</text:span></text:p>
          <text:list>
            <text:list-item>
              <text:p text:style-name="P36"><text:span text:style-name="T46">F</text:span><text:span text:style-name="T19">or removal of a given node</text:span></text:p>
            </text:list-item>
            <text:list-item>
              <text:p text:style-name="P36"><text:span text:style-name="T46">F</text:span><text:span text:style-name="T19">or insertion/removal before a given node</text:span></text:p>
            </text:list-item>
          </text:list>
          <text:p text:style-name="P45">Also the last link of the list need not be maintained. It is readily available through the first nodes previous link. This helps traversal to the end when the last node needs to be removed.</text:p>
        </text:list-item>
        <text:list-item>
          <text:p text:style-name="P46">Two links for each node allow traversal in both directions.</text:p>
        </text:list-item>
        <text:list-item>
          <text:p text:style-name="P42">Implementations<text:span text:style-name="T38">(Trivial)</text:span></text:p>
          <text:list>
            <text:list-item>
              <text:p text:style-name="P47"><text:a xlink:type="simple" xlink:href="../../../.local/share/Trash/files/Programming,%20Data%20Structures%20and%20Algorithms/Algorithms%20in%20C++,%20Parts%201-4~%20Fundamentals,%20Data%20Structure,%20Sorting,%20Searching%20-%203rd%20Edition%20-%20Sedgewick/Exercises/3.43/swap.cpp"><text:span text:style-name="T2">Exchange positions of two given nodes of a </text:span></text:a><text:a xlink:type="simple" xlink:href="../../../.local/share/Trash/files/Programming,%20Data%20Structures%20and%20Algorithms/Algorithms%20in%20C++,%20Parts%201-4~%20Fundamentals,%20Data%20Structure,%20Sorting,%20Searching%20-%203rd%20Edition%20-%20Sedgewick/Exercises/3.43/swap.cpp"><text:span text:style-name="T3">doubly </text:span></text:a><text:a xlink:type="simple" xlink:href="../../../.local/share/Trash/files/Programming,%20Data%20Structures%20and%20Algorithms/Algorithms%20in%20C++,%20Parts%201-4~%20Fundamentals,%20Data%20Structure,%20Sorting,%20Searching%20-%203rd%20Edition%20-%20Sedgewick/Exercises/3.43/swap.cpp"><text:span text:style-name="T2">linked list</text:span></text:a></text:p>
            </text:list-item>
          </text:list>
        </text:list-item>
      </text:list>
      <text:p text:style-name="P16"/>
      <text:p text:style-name="P3"><text:span text:style-name="T12">Circular </text:span><text:span text:style-name="T20">linked </text:span><text:span text:style-name="T12">list</text:span></text:p>
      <text:list xml:id="list280335304993283137" text:style-name="L4">
        <text:list-item>
          <text:p text:style-name="P48">In a circular linked list the link in the last node points to the first.</text:p>
        </text:list-item>
        <text:list-item>
          <text:p text:style-name="P48">In this case there is no need to maintain pointers to the first and last node. The pointer to the first node can always be obtained in the link of the last node.</text:p>
        </text:list-item>
        <text:list-item>
          <text:p text:style-name="P49">Circular list can be singly or doubly linked.</text:p>
        </text:list-item>
        <text:list-item>
          <text:p text:style-name="P49">Circular lists can be traversed completely from any node of the list.</text:p>
        </text:list-item>
        <text:list-item>
          <text:p text:style-name="P49">A circular linked list is often used as a buffer where one portion of the program produces data and another consumes it, such as in communications.</text:p>
        </text:list-item>
      </text:list>
      <text:list xml:id="list7701928565359771318" text:style-name="L5">
        <text:list-item>
          <text:p text:style-name="P43">Implementations</text:p>
          <text:list>
            <text:list-item>
              <text:p text:style-name="P50"><text:a xlink:type="simple" xlink:href="../../../.local/share/Trash/files/Programming,%20Data%20Structures%20and%20Algorithms/Algorithms%20in%20C++,%20Parts%201-4~%20Fundamentals,%20Data%20Structure,%20Sorting,%20Searching%20-%203rd%20Edition%20-%20Sedgewick/Exercises/3.23/count.cpp"><text:span text:style-name="T2">Number of nodes on a circular list</text:span></text:a></text:p>
            </text:list-item>
            <text:list-item>
              <text:p text:style-name="P50"><text:soft-page-break/><text:a xlink:type="simple" xlink:href="../../../.local/share/Trash/files/Programming,%20Data%20Structures%20and%20Algorithms/Algorithms%20in%20C++,%20Parts%201-4~%20Fundamentals,%20Data%20Structure,%20Sorting,%20Searching%20-%203rd%20Edition%20-%20Sedgewick/Exercises/3.24/count.cpp"><text:span text:style-name="T2">Number of nodes that are between the nodes referenced by two given pointers on a circular list</text:span></text:a></text:p>
            </text:list-item>
            <text:list-item>
              <text:p text:style-name="P50"><text:a xlink:type="simple" xlink:href="../../../.local/share/Trash/files/Programming,%20Data%20Structures%20and%20Algorithms/Algorithms%20in%20C++,%20Parts%201-4~%20Fundamentals,%20Data%20Structure,%20Sorting,%20Searching%20-%203rd%20Edition%20-%20Sedgewick/Exercises/3.25/merge.cpp"><text:span text:style-name="T2">Inserting a circular list at a specified position in another circular list</text:span></text:a></text:p>
            </text:list-item>
            <text:list-item>
              <text:p text:style-name="P37">Josephus problem</text:p>
              <text:list>
                <text:list-item>
                  <text:p text:style-name="P50"><text:a xlink:type="simple" xlink:href="../src/3.42-josephus.cpp"><text:span text:style-name="T3">Using a circular list with a header</text:span></text:a></text:p>
                </text:list-item>
                <text:list-item>
                  <text:p text:style-name="P50"><text:a xlink:type="simple" xlink:href="../src/3.27.cpp"><text:span text:style-name="T2">Optimized</text:span></text:a></text:p>
                </text:list-item>
                <text:list-item>
                  <text:p text:style-name="P50"><text:a xlink:type="simple" xlink:href="../../../.local/share/Trash/files/Programming,%20Data%20Structures%20and%20Algorithms/Algorithms%20in%20C++,%20Parts%201-4~%20Fundamentals,%20Data%20Structure,%20Sorting,%20Searching%20-%203rd%20Edition%20-%20Sedgewick/Exercises/3.28/3.28.cpp"><text:span text:style-name="T2">Running time</text:span></text:a></text:p>
                </text:list-item>
              </text:list>
            </text:list-item>
          </text:list>
        </text:list-item>
      </text:list>
      <text:p text:style-name="P6"><text:a xlink:type="simple" xlink:href="../../../.local/share/Trash/files/Programming,%20Data%20Structures%20and%20Algorithms/Algorithms%20in%20C++,%20Parts%201-4~%20Fundamentals,%20Data%20Structure,%20Sorting,%20Searching%20-%203rd%20Edition%20-%20Sedgewick/Exercises/3.33/largestLast.cpp"><text:span text:style-name="T2"/></text:a></text:p>
      <text:p text:style-name="P8">Sentinel <text:span text:style-name="T38">or dummy </text:span>nodes</text:p>
      <text:list xml:id="list5748430015371624374" text:style-name="L6">
        <text:list-item>
          <text:p text:style-name="P62"><text:span text:style-name="T12">A </text:span><text:span text:style-name="T9">sentinel </text:span><text:span text:style-name="T10">or dummy </text:span><text:span text:style-name="T9">node</text:span><text:span text:style-name="T12"> is a specifically designated node used with linked lists </text:span><text:span text:style-name="T39">and</text:span><text:span text:style-name="T12"> does not hold or reference any data managed by the data structure.</text:span></text:p>
        </text:list-item>
        <text:list-item>
          <text:p text:style-name="P51"><text:span text:style-name="T50">Specifically, w</text:span><text:span text:style-name="T49">hen a list becomes empty, the following operations involve a different kind of processing than in the general case</text:span></text:p>
          <text:list>
            <text:list-item>
              <text:p text:style-name="P53">Insertion/removal at end</text:p>
            </text:list-item>
            <text:list-item>
              <text:p text:style-name="P54">Removal of a given node</text:p>
            </text:list-item>
          </text:list>
          <text:p text:style-name="P52"><text:span text:style-name="T50">because there is no predecessor node. Use of a head node generalizes operations even when the list is empty. </text:span><text:span text:style-name="T51">The advantage of this is</text:span></text:p>
          <text:list text:continue-numbering="true">
            <text:list-item>
              <text:p text:style-name="P52"><text:span text:style-name="T50">Increased speed of operations </text:span><text:span text:style-name="T39">due to r</text:span><text:span text:style-name="T50">educed algorithmic complexity and code size </text:span></text:p>
            </text:list-item>
            <text:list-item>
              <text:p text:style-name="P55">Increased data structure robustness (arguably) </text:p>
            </text:list-item>
          </text:list>
        </text:list-item>
        <text:list-item>
          <text:p text:style-name="P56">Implementation<text:span text:style-name="T39">(Trivial)</text:span></text:p>
          <text:list>
            <text:list-item>
              <text:p text:style-name="P38"><text:a xlink:type="simple" xlink:href="../../../.local/share/Trash/files/Programming,%20Data%20Structures%20and%20Algorithms/Algorithms%20in%20C++,%20Parts%201-4~%20Fundamentals,%20Data%20Structure,%20Sorting,%20Searching%20-%203rd%20Edition%20-%20Sedgewick/Exercises/3.40/reverse.cpp"><text:span text:style-name="T3">List reversal for a linked list with a header node</text:span></text:a></text:p>
            </text:list-item>
          </text:list>
        </text:list-item>
      </text:list>
      <text:p text:style-name="P22"/>
      <text:p text:style-name="P10">Comparison of efficiency of operations</text:p>
      <table:table table:name="Table2" table:style-name="Table2">
        <table:table-column table:style-name="Table2.A"/>
        <table:table-column table:style-name="Table2.B"/>
        <table:table-column table:style-name="Table2.C"/>
        <table:table-row>
          <table:table-cell table:style-name="Table2.A1" office:value-type="string">
            <text:p text:style-name="P28"/>
          </table:table-cell>
          <table:table-cell table:style-name="Table2.A1" office:value-type="string">
            <text:p text:style-name="P29"><text:a xlink:type="simple" xlink:href="../Eclipse%20Java%20WorkSpace/Elementary%20Data%20Structures/Linked%20List/SinglyLinkedLinearList.java">Singly linked </text:a><text:a xlink:type="simple" xlink:href="../Eclipse%20Java%20WorkSpace/Elementary%20Data%20Structures/Linked%20List/SinglyLinkedLinearList.java"><text:span text:style-name="T31">linear </text:span></text:a><text:a xlink:type="simple" xlink:href="../Eclipse%20Java%20WorkSpace/Elementary%20Data%20Structures/Linked%20List/SinglyLinkedLinearList.java">list</text:a></text:p>
          </table:table-cell>
          <table:table-cell table:style-name="Table2.C1" office:value-type="string">
            <text:p text:style-name="P29"><text:a xlink:type="simple" xlink:href="../Eclipse%20Java%20WorkSpace/Elementary%20Data%20Structures/Linked%20List/DummyHeadedDoublyLinkedCircularList.java"><text:span text:style-name="T31">Dummy headed d</text:span></text:a><text:a xlink:type="simple" xlink:href="../Eclipse%20Java%20WorkSpace/Elementary%20Data%20Structures/Linked%20List/DummyHeadedDoublyLinkedCircularList.java">oubly linked </text:a><text:a xlink:type="simple" xlink:href="../Eclipse%20Java%20WorkSpace/Elementary%20Data%20Structures/Linked%20List/DummyHeadedDoublyLinkedCircularList.java"><text:span text:style-name="T31">circular </text:span></text:a><text:a xlink:type="simple" xlink:href="../Eclipse%20Java%20WorkSpace/Elementary%20Data%20Structures/Linked%20List/DummyHeadedDoublyLinkedCircularList.java">list</text:a></text:p>
          </table:table-cell>
        </table:table-row>
        <table:table-row>
          <table:table-cell table:style-name="Table2.A2" office:value-type="string">
            <text:p text:style-name="P2"><text:span text:style-name="T13">Insertion </text:span><text:span text:style-name="T35">at the beginning</text:span></text:p>
          </table:table-cell>
          <table:table-cell table:style-name="Table2.A2" office:value-type="string">
            <text:p text:style-name="P27">O(1)</text:p>
          </table:table-cell>
          <table:table-cell table:style-name="Table2.C2" office:value-type="string">
            <text:p text:style-name="P27">O(1)</text:p>
          </table:table-cell>
        </table:table-row>
        <table:table-row>
          <table:table-cell table:style-name="Table2.A3" office:value-type="string">
            <text:p text:style-name="P2"><text:span text:style-name="T18">Removal</text:span><text:span text:style-name="T13"> at the beginning</text:span></text:p>
          </table:table-cell>
          <table:table-cell table:style-name="Table2.A3" office:value-type="string">
            <text:p text:style-name="P30">O(1)</text:p>
          </table:table-cell>
          <table:table-cell table:style-name="Table2.C3" office:value-type="string">
            <text:p text:style-name="P30">O(1)</text:p>
          </table:table-cell>
        </table:table-row>
        <table:table-row>
          <table:table-cell table:style-name="Table2.A2" office:value-type="string">
            <text:p text:style-name="P11">Insertion at the end</text:p>
          </table:table-cell>
          <table:table-cell table:style-name="Table2.A2" office:value-type="string">
            <text:p text:style-name="P20"><text:span text:style-name="T18">O(1) if </text:span><text:span text:style-name="T16">the last node </text:span><text:span text:style-name="T18">is kept track off. </text:span></text:p>
            <text:p text:style-name="P20"><text:span text:style-name="T32">Keeping track of last node </text:span><text:span text:style-name="T33">forces extra checks </text:span><text:span text:style-name="T34">even if a dummy headed list is used </text:span><text:span text:style-name="T33">though.</text:span></text:p>
          </table:table-cell>
          <table:table-cell table:style-name="Table2.C2" office:value-type="string">
            <text:p text:style-name="P24">O(1)</text:p>
          </table:table-cell>
        </table:table-row>
        <table:table-row>
          <table:table-cell table:style-name="Table2.A3" office:value-type="string">
            <text:p text:style-name="P12">Removal at the end</text:p>
          </table:table-cell>
          <table:table-cell table:style-name="Table2.A3" office:value-type="string">
            <text:p text:style-name="P21">O(n) for removal as the list must be traversed to get <text:span text:style-name="T36">to the predecessor node.</text:span></text:p>
          </table:table-cell>
          <table:table-cell table:style-name="Table2.C3" office:value-type="string">
            <text:p text:style-name="P25">O(1)</text:p>
          </table:table-cell>
        </table:table-row>
        <table:table-row>
          <table:table-cell table:style-name="Table2.A3" office:value-type="string">
            <text:p text:style-name="P2"><text:span text:style-name="T13">Insertion/</text:span><text:span text:style-name="T18">Removal</text:span><text:span text:style-name="T13"> after a given node</text:span></text:p>
          </table:table-cell>
          <table:table-cell table:style-name="Table2.A3" office:value-type="string">
            <text:p text:style-name="P27">O(1)</text:p>
          </table:table-cell>
          <table:table-cell table:style-name="Table2.C3" office:value-type="string">
            <text:p text:style-name="P27">O(1)</text:p>
          </table:table-cell>
        </table:table-row>
        <table:table-row>
          <table:table-cell table:style-name="Table2.A3" office:value-type="string">
            <text:p text:style-name="P2"><text:span text:style-name="T16">Inser</text:span><text:span text:style-name="T18">tion/Removal </text:span><text:span text:style-name="T16">before </text:span><text:span text:style-name="T18">a given node</text:span></text:p>
          </table:table-cell>
          <table:table-cell table:style-name="Table2.A3" office:value-type="string">
            <text:p text:style-name="P28"><text:span text:style-name="T18">O(n) </text:span><text:span text:style-name="T19">for traversing up to the </text:span><text:span text:style-name="T36">predecessor </text:span><text:span text:style-name="T19">node</text:span><text:span text:style-name="T18">.</text:span></text:p>
          </table:table-cell>
          <table:table-cell table:style-name="Table2.C3" office:value-type="string">
            <text:p text:style-name="P28"><text:span text:style-name="T19">O</text:span><text:span text:style-name="T18">(1)</text:span></text:p>
          </table:table-cell>
        </table:table-row>
        <table:table-row>
          <table:table-cell table:style-name="Table2.A3" office:value-type="string">
            <text:p text:style-name="P2"><text:span text:style-name="T16">Removal </text:span><text:span text:style-name="T17">of </text:span><text:span text:style-name="T16">a particular </text:span><text:span text:style-name="T29">given </text:span><text:span text:style-name="T16">node</text:span></text:p>
          </table:table-cell>
          <table:table-cell table:style-name="Table2.A3" office:value-type="string">
            <text:p text:style-name="P27">O(n) <text:span text:style-name="T19">for traversing up to the </text:span><text:span text:style-name="T36">predecessor </text:span><text:span text:style-name="T19">node</text:span>.</text:p>
          </table:table-cell>
          <table:table-cell table:style-name="Table2.C3" office:value-type="string">
            <text:p text:style-name="P27">O(<text:span text:style-name="T36">1</text:span>)</text:p>
          </table:table-cell>
        </table:table-row>
      </table:table>
      <text:p text:style-name="P7"/>
      <text:p text:style-name="P7">Comparison with arrays</text:p>
      <text:list xml:id="list605243738" text:continue-list="list248244326600749218" text:style-name="L1">
        <text:list-item>
          <text:p text:style-name="P33"><text:span text:style-name="T5">Linked lists represent a sequence of items </text:span><text:span text:style-name="T6">just like arrays. The advantage that linked lists hold over arrays is that insertion and deletion of items </text:span><text:span text:style-name="T52">anywhere in the sequence </text:span><text:span text:style-name="T6">is </text:span><text:span text:style-name="T22">a constant time operation</text:span><text:span text:style-name="T6">. </text:span><text:span text:style-name="T7">The corresponding operations are unnatural and inconvenient in arrays because they require moving all of the arrays contents following the affected item.</text:span></text:p>
        </text:list-item>
        <text:list-item>
          <text:p text:style-name="P34"><text:span text:style-name="T23">Arbitrarily number of items can be inserted into a linked list, limited only by the physical </text:span><text:soft-page-break/><text:span text:style-name="T23">memory. In the case of an array the same would require resizing and re-allocation</text:span><text:span text:style-name="T24">(the cost of which is an amortized O(1))</text:span><text:span text:style-name="T23">, which is not possible if the memory is fragmented.</text:span></text:p>
        </text:list-item>
        <text:list-item>
          <text:p text:style-name="P33"><text:span text:style-name="T11">The </text:span><text:span text:style-name="T7">advantage </text:span><text:span text:style-name="T11">of efficient insertion and deletion </text:span><text:span text:style-name="T7">is gained at the expense of quick access to any arbitrary element in the sequence, because the only way to get to an item in the list is to follow links from the beginning.</text:span><text:span text:style-name="T21"> </text:span><text:span text:style-name="T53">This</text:span><text:span text:style-name="T24"> sequential access provided by the linked list does not lend itself to the implementation of an indexed ADT like </text:span><text:span text:style-name="T53">how the </text:span><text:span text:style-name="T24">array </text:span><text:span text:style-name="T53">does</text:span><text:span text:style-name="T24">. </text:span><text:span text:style-name="T53">Also, t</text:span><text:span text:style-name="T24">he sequential access on arrays is faster than on linked lists due to locality of reference.</text:span></text:p>
        </text:list-item>
        <text:list-item>
          <text:p text:style-name="P57">Linked lists need extra storage space to store links which makes it impractical for list of small data items like boolean values or characters.</text:p>
        </text:list-item>
        <text:list-item>
          <text:p text:style-name="P57">The Josephus problem demonstrates the pro's and cons of of both the linked list and array implementations. <text:span text:style-name="T41">W</text:span>hile it is efficient to find the next person(getting the n'th count) <text:span text:style-name="T41">if implemented as an array, </text:span>it is <text:span text:style-name="T42">in</text:span>efficient to remove him from the <text:span text:style-name="T42">array</text:span> <text:span text:style-name="T42">and</text:span> it is the vice-verse <text:span text:style-name="T42">if implemented as a </text:span>linked list. </text:p>
        </text:list-item>
      </text:list>
      <text:p text:style-name="P13"/>
      <text:p text:style-name="P19"><text:span text:style-name="T8">Why do we care about resizing arrays when we have linked lists?</text:span><text:line-break/><text:span text:style-name="T45">Some</text:span><text:span text:style-name="T43"> ADT implementations like</text:span></text:p>
      <text:list xml:id="list5541350810115628884" text:style-name="L7">
        <text:list-item>
          <text:p text:style-name="P58"><text:span text:style-name="T47">S</text:span>ymbol table <text:span text:style-name="T47">implemented using ordered arrays(binary search)</text:span></text:p>
        </text:list-item>
        <text:list-item>
          <text:p text:style-name="P58">Hash tables</text:p>
        </text:list-item>
      </text:list>
      <text:p text:style-name="P23"><text:span text:style-name="T43">require indexed access to their elements </text:span><text:span text:style-name="T44">which is efficiently provided only by arrays</text:span><text:span text:style-name="T43">.</text:span></text:p>
      <text:p text:style-name="P26"/>
      <text:p text:style-name="P14">Memory allocation for lists<text:span text:style-name="T48">(Exclude from studies)</text:span></text:p>
      <text:list xml:id="list1975323057844999891" text:style-name="L8">
        <text:list-item>
          <text:p text:style-name="P59">Implementations</text:p>
          <text:list>
            <text:list-item>
              <text:p text:style-name="P60"><text:a xlink:type="simple" xlink:href="../../../.local/share/Trash/files/Programming,%20Data%20Structures%20and%20Algorithms/Algorithms%20in%20C++,%20Parts%201-4~%20Fundamentals,%20Data%20Structure,%20Sorting,%20Searching%20-%203rd%20Edition%20-%20Sedgewick/Exercises/3.46/freeAll.cpp"><text:span text:style-name="T3">Free all nodes of a given linked list</text:span></text:a></text:p>
            </text:list-item>
            <text:list-item>
              <text:p text:style-name="P60"><text:a xlink:type="simple" xlink:href="../../../.local/share/Trash/files/Programming,%20Data%20Structures%20and%20Algorithms/Algorithms%20in%20C++,%20Parts%201-4~%20Fundamentals,%20Data%20Structure,%20Sorting,%20Searching%20-%203rd%20Edition%20-%20Sedgewick/Exercises/3.47/freeEvery5th.cpp"><text:span text:style-name="T1">Free nodes of a given linked list that are in positions that are divisible by 5</text:span></text:a></text:p>
            </text:list-item>
            <text:list-item>
              <text:p text:style-name="P60"><text:a xlink:type="simple" xlink:href="../../../.local/share/Trash/files/Programming,%20Data%20Structures%20and%20Algorithms/Algorithms%20in%20C++,%20Parts%201-4~%20Fundamentals,%20Data%20Structure,%20Sorting,%20Searching%20-%203rd%20Edition%20-%20Sedgewick/Exercises/3.48/freeEvery2nd.cpp"><text:span text:style-name="T1">Free nodes of a given linked list that are in even positions</text:span></text:a></text:p>
            </text:list-item>
            <text:list-item>
              <text:p text:style-name="P60"><text:a xlink:type="simple" xlink:href="../../../.local/share/Trash/files/Programming,%20Data%20Structures%20and%20Algorithms/Algorithms%20in%20C++,%20Parts%201-4~%20Fundamentals,%20Data%20Structure,%20Sorting,%20Searching%20-%203rd%20Edition%20-%20Sedgewick/Exercises/3.50/3.50.sh"><text:span text:style-name="T1">Comparison between list processing routines which do and do not manage memeory explicitly</text:span></text:a></text:p>
            </text:list-item>
          </text:list>
        </text:list-item>
      </text:list>
      <text:p text:style-name="P18"/>
      <text:p text:style-name="P9">References</text:p>
      <text:list xml:id="list5736282820844105646" text:style-name="L9">
        <text:list-item>
          <text:p text:style-name="P61"><text:span text:style-name="T14">Algorithms – 4</text:span><text:span text:style-name="T15">th</text:span><text:span text:style-name="T14"> Edition – Sedgewick, Wayne</text:span></text:p>
        </text:list-item>
        <text:list-item>
          <text:p text:style-name="P61"><text:span text:style-name="T14">Algorithms in C++ </text:span><text:span text:style-name="T40">- </text:span><text:span text:style-name="T14">3</text:span><text:span text:style-name="T15">rd</text:span><text:span text:style-name="T14"> Edition – Sedgewick</text:span></text:p>
        </text:list-item>
        <text:list-item>
          <text:p text:style-name="P61"><text:a xlink:type="simple" xlink:href="http://en.wikipedia.org/wiki/Linked_list"><text:span text:style-name="T14">Wikipedi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26T13:09:50</meta:creation-date>
    <dc:date>2013-09-11T07:51:20</dc:date>
    <meta:editing-duration>P1DT5H39M8S</meta:editing-duration>
    <meta:editing-cycles>72</meta:editing-cycles>
    <meta:generator>LibreOffice/4.0.2.2$Linux_x86 LibreOffice_project/400m0$Build-2</meta:generator>
    <dc:creator>Kempa </dc:creator>
    <meta:document-statistic meta:table-count="1" meta:image-count="0" meta:object-count="0" meta:page-count="3" meta:paragraph-count="96" meta:word-count="1176" meta:character-count="6523" meta:non-whitespace-character-count="5497"/>
  </office:meta>
</office:document-meta>
</file>